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Courier New" svg:font-family="Courier New"/>
  </office:font-face-decls>
  <office:automatic-styles>
    <style:style style:name="P1" style:family="paragraph" style:parent-style-name="Standard">
      <style:text-properties style:font-name="Courier" fo:font-size="10.0pt"/>
    </style:style>
    <style:style style:name="P2" style:family="paragraph" style:parent-style-name="Standard">
      <style:text-properties style:font-name="Courier" fo:font-size="9.0pt"/>
    </style:style>
    <style:style style:name="P3" style:family="paragraph" style:parent-style-name="Standard">
      <style:text-properties style:font-name="Courier New" fo:font-size="10.0pt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.m.d.U.h.i.m.l.l.s. (Das mit der Ukulele hätte ich mal lieber lassen sollen) </text:p>
      <text:p text:style-name="P1">***************************************************************************** </text:p>
      <text:p text:style-name="P1"/>
      <text:p text:style-name="P1">[ C - F für die Strophe ] </text:p>
      <text:p text:style-name="P1">Ich könnte ein Surfer sein am Meer </text:p>
      <text:p text:style-name="P1">Und die größten Wellen bändigen </text:p>
      <text:p text:style-name="P1">Ich könnte klettern, immer höher </text:p>
      <text:p text:style-name="P1">bis auf die höchsten Gipfel der Welt </text:p>
      <text:p text:style-name="P1"/>
      <text:p text:style-name="P1">Ich könnte Doktor sein, von was-ist-mir-egal, </text:p>
      <text:p text:style-name="P1">auf jeden Fall in ganz intelligenter Typ </text:p>
      <text:p text:style-name="P1">Oder einfach Vollblutinformatiker </text:p>
      <text:p text:style-name="P1">Und in meinen Computer verliebt. </text:p>
      <text:p text:style-name="P1"/>
      <text:p text:style-name="P1">[ Refrain ] </text:p>
      <text:p text:style-name="P1">Am <text:s text:c="41"/>Em7 </text:p>
      <text:p text:style-name="P1">Nur das eine kann ich niemals sein, das was ich am liebsten wär, </text:p>
      <text:p text:style-name="P1">F <text:s text:c="28"/>G7 </text:p>
      <text:p text:style-name="P1">Das mit der Ukulele, das wird nix. </text:p>
      <text:p text:style-name="P1">Am <text:s text:c="31"/>Em7 </text:p>
      <text:p text:style-name="P1">Leider werde ich wohl niemals ein Straßenmusiker. </text:p>
      <text:p text:style-name="P1">C <text:s text:c="24"/>D7 </text:p>
      <text:p text:style-name="P1">Das mit der Ukulele hätte ich mal lieber lassen sollen. </text:p>
      <text:p text:style-name="P1">G (hoch) <text:s text:c="21"/>B </text:p>
      <text:p text:style-name="P1">Das mit der Ukulele, das wird nix. </text:p>
      <text:p text:style-name="P1"/>
      <text:p text:style-name="P1">Oder ging ich zur Politik, </text:p>
      <text:p text:style-name="P1">wäre morgen schon die Welt gerettet, </text:p>
      <text:p text:style-name="P1">mit den Morden und Vergewaltigen wäre es vorbei, </text:p>
      <text:p text:style-name="P1">Und die Umwelt, die wär unser höchstes Gut. </text:p>
      <text:p text:style-name="P1"/>
      <text:p text:style-name="P1">Oder schriebe ich ein Selbsthilfebuch, </text:p>
      <text:p text:style-name="P1">dann würden alle Menschen endlich glücklich sein, </text:p>
      <text:p text:style-name="P1">Und sagtest du, dass du mich liebst, </text:p>
      <text:p text:style-name="P1">wär ich für immer dein </text:p>
      <text:p text:style-name="P1"/>
      <text:p text:style-name="P1">[Refrain] </text:p>
      <text:p text:style-name="P1"/>
      <text:p text:style-name="P1">F <text:s text:c="28"/>G7~~~~~~~~~~ </text:p>
      <text:p text:style-name="P1">Das mit der Ukulele, das kann niemals etwas werden </text:p>
      <text:p text:style-name="P1"/>
      <text:p text:style-name="P1">So 'ne Musik by Deichkind (Felix Kah Cover Chords) </text:p>
      <text:p text:style-name="P1">************************************************** </text:p>
      <text:p text:style-name="P1"/>
      <text:p text:style-name="P1"><text:s text:c="19"/>a </text:p>
      <text:p text:style-name="P1">Verkauf das letzte Hemd für die Karten vom Konzert </text:p>
      <text:p text:style-name="P1"><text:s text:c="16"/>a </text:p>
      <text:p text:style-name="P1">Alle woll'n den Abriss, gefedert und geteert </text:p>
      <text:p text:style-name="P1"><text:s text:c="15"/>C </text:p>
      <text:p text:style-name="P1">Wir haben euch vermisst, es ist viel zu lange her </text:p>
      <text:p text:style-name="P1"><text:s text:c="20"/>F <text:s text:c="24"/>G7 </text:p>
      <text:p text:style-name="P1">Die Show kann jetzt beginnen und alle nur so, Yeah </text:p>
      <text:p text:style-name="P1"/>
      <text:p text:style-name="P1">Atmet die Musik, denn das ist wie Ritalin </text:p>
      <text:p text:style-name="P1">DK ist zurück mit wunderschönen Melodien </text:p>
      <text:p text:style-name="P1">Die-die-die Kalotte clippt, und sie fangen an zu streamen </text:p>
      <text:p text:style-name="P1">Immer noch die Gören, keine Chance, sie zu erziehen </text:p>
      <text:p text:style-name="P1">Nicht so wie Jay Z, wir benutzen Autotune </text:p>
      <text:p text:style-name="P1">Wir laden es ins Netz, denn sie lieben den Konsum </text:p>
      <text:p text:style-name="P1">Silly Walk Exzess, völlig ungeniert </text:p>
      <text:p text:style-name="P1">Wir agieren so zielgruppenorientiert </text:p>
      <text:p text:style-name="P1">Dom Pérignon und dann macht die Buddel peng </text:p>
      <text:p text:style-name="P1">Der Turbo aus dem Game kommt aus der Lameng </text:p>
      <text:p text:style-name="P1">Wir müssen nix erklär'n, denn das ist unser Slang </text:p>
      <text:p text:style-name="P1">Du hängst in deiner Gang, aber wir hängen mit Sven </text:p>
      <text:p text:style-name="P1"/>
      <text:p text:style-name="P1"><text:s text:c="25"/>A </text:p>
      <text:p text:style-name="P1"><text:s/>Und auf einmal hörst du so 'ne Musik </text:p>
      <text:p text:style-name="P1"><text:s/>Aus dem Kinderzimmer, beim Gerätetraining </text:p>
      <text:p text:style-name="P1"><text:s text:c="27"/>A# </text:p>
      <text:p text:style-name="P1"><text:s/>Wer macht denn heute noch so 'ne Musik? </text:p>
      <text:p text:style-name="P1"><text:s/>Bei der Stellensuche, in der guten Stube </text:p>
      <text:p text:style-name="P1"><text:s text:c="26"/>F </text:p>
      <text:p text:style-name="P1"><text:s/>Endlich läuft mal wieder so 'ne Musik </text:p>
      <text:p text:style-name="P1"><text:s/>Auf der Party neulich, beim Guerillaschaukeln </text:p>
      <text:p text:style-name="P1"><text:s text:c="26"/>A </text:p>
      <text:p text:style-name="P1"><text:s/>Und aus dem Auto ballert so 'ne Musik </text:p>
      <text:p text:style-name="P1"><text:s/>Beim Elternabend, beim Katerfrühstück und im Oval Office </text:p>
      <text:p text:style-name="P1"/>
      <text:p text:style-name="P1">Dann bist du ausgeknockt von den Freaks und dem Smog </text:p>
      <text:p text:style-name="P1">Ob Chili-Cheese Pop, oder heftigster Mosh </text:p>
      <text:p text:style-name="P1">Erschaff' deine Welt, darin fühlst du dich safe </text:p>
      <text:p text:style-name="P1">Kost'n bisschen Geld, aber ist ja nur Geld </text:p>
      <text:p text:style-name="P1">Soundtrack of your Life wird gepumpt, mach es laut </text:p>
      <text:p text:style-name="P1">Der zerrockte Clown zerfeiert euch zu Staub </text:p>
      <text:p text:style-name="P1">Wir zelebrier'n den Krach, danach smashen wir Gitarren </text:p>
      <text:p text:style-name="P1">Wir hol'n die Tröten raus, und fall'n völlig aus'm Rahmen </text:p>
      <text:p text:style-name="P1">Lalalala-Bumm, die Musik geht aus dem Leim (Leim) </text:p>
      <text:p text:style-name="P1">Wie Primaten kloppen wir auf Stock und Stein (Stein) </text:p>
      <text:p text:style-name="P1">Wir drücken die ganze Nacht auf die 808 (acht) </text:p>
      <text:p text:style-name="P1">Und bauen uns Papierflieger aus Noten von Bach (Bach) </text:p>
      <text:p text:style-name="P1"/>
      <text:p text:style-name="P1"><text:s/>So 'ne Musik, beim Reifenwechseln, auf der Touri-Meile </text:p>
      <text:p text:style-name="P1"><text:s/>Du hast richtig Bock auf so 'ne Musik </text:p>
      <text:p text:style-name="P1"><text:s/>Beim Pubertieren, in der Midlife-Crisis </text:p>
      <text:p text:style-name="P1"><text:s/>Denn deine Seele braucht so 'ne Musik </text:p>
      <text:p text:style-name="P1"><text:s/>Im Hobbykeller, beim Klinkenputzen, in der Tagesklinik </text:p>
      <text:p text:style-name="P1"><text:s/>So 'ne Musik, bei der Weiterbildung </text:p>
      <text:p text:style-name="P1"><text:s/>In der Todeszone - Der ganze Laden feiert </text:p>
      <text:p text:style-name="P1"/>
      <text:p text:style-name="P1">[ Intro wiederholen ]</text:p>
      <text:p text:style-name="P1">Hannah (Deutschland, ein Sommerregen) </text:p>
      <text:p text:style-name="P1">************************************* </text:p>
      <text:p text:style-name="P2">[ Zwischenspiel F C - Am E7 ] </text:p>
      <text:p text:style-name="P2">[ Am F - C G ] </text:p>
      <text:p text:style-name="P2">Als ich dich sah im Sommerregen </text:p>
      <text:p text:style-name="P2">Dein Kleid vom schweren Nass getränkt </text:p>
      <text:p text:style-name="P2">Da dachte ich: "Was für ein Segen, </text:p>
      <text:p text:style-name="P2">Den Anblick hat mir Gott geschenkt, </text:p>
      <text:p text:style-name="P2"/>
      <text:p text:style-name="P2">Den Anblick hat mir Gott geschenkt!" </text:p>
      <text:p text:style-name="P2">Und ich hob meinen Blick voll Ehrfurcht </text:p>
      <text:p text:style-name="P2">Dein Kleid vom schweren Nass getränkt </text:p>
      <text:p text:style-name="P2">Dein schöner blanker Busen schien durch </text:p>
      <text:p text:style-name="P2"/>
      <text:p text:style-name="P2">Dein schöner blanker Busen schien durch </text:p>
      <text:p text:style-name="P2">Und ich errötete vor Scham </text:p>
      <text:p text:style-name="P2">Hob weiter meinen Blick voll Ehrfurcht </text:p>
      <text:p text:style-name="P2">Und als er zu deinem Antlitz kam </text:p>
      <text:p text:style-name="P2"/>
      <text:p text:style-name="P2">Da war der Busen schnell vergessen </text:p>
      <text:p text:style-name="P2">Denn ich sah so ein schönŽ Gesicht </text:p>
      <text:p text:style-name="P2">Mit dem sich gar nichts je wird messen </text:p>
      <text:p text:style-name="P2">Vor dem gar Venus selbst zerbricht </text:p>
      <text:p text:style-name="P2"/>
      <text:p text:style-name="P2">[ Zwischenspiel F C - Am E7 ] </text:p>
      <text:p text:style-name="P2">[ Am F - C G ] </text:p>
      <text:p text:style-name="P2">Die langen, zarten roten Lippen </text:p>
      <text:p text:style-name="P2">das glatte, frech gestufte Haar </text:p>
      <text:p text:style-name="P2">und sanfte braune Augen blickten </text:p>
      <text:p text:style-name="P2">mich an - Du warst schlicht wunderbar </text:p>
      <text:p text:style-name="P2"/>
      <text:p text:style-name="P2">Was ich dann sagte, weiß ich nicht mehr </text:p>
      <text:p text:style-name="P2">Mein Kopf war in nem andŽren Land </text:p>
      <text:p text:style-name="P2">Mein Kopf war dann gedankenleer </text:p>
      <text:p text:style-name="P2">Doch irgendwie hatŽs dich umgarnt </text:p>
      <text:p text:style-name="P2"/>
      <text:p text:style-name="P2">Von da an waren wir untrennbar </text:p>
      <text:p text:style-name="P2">Zwei Herzen hatten sich gefunden </text:p>
      <text:p text:style-name="P2">Es war für alle unverkennbar </text:p>
      <text:p text:style-name="P2">Das wir aneinander gesunden </text:p>
      <text:p text:style-name="P2"/>
      <text:p text:style-name="P2">Ja, für die Hälfte unsŽrer Freunde </text:p>
      <text:p text:style-name="P2">waren wir schlichtweg das Traumpaar </text:p>
      <text:p text:style-name="P2">Ich dacht an dich, selbst als ich träumte </text:p>
      <text:p text:style-name="P2">Und Sex mit dir war wunderbar </text:p>
      <text:p text:style-name="P2"/>
      <text:p text:style-name="P2">Ich denk noch oft an deinen Körper </text:p>
      <text:p text:style-name="P2">zart und schlank und kerngesund </text:p>
      <text:p text:style-name="P2">Dann komm'n mir deine letzten Wörter - Worte </text:p>
      <text:p text:style-name="P2">Und es wird meine Seele wund </text:p>
      <text:p text:style-name="P2"/>
      <text:p text:style-name="P2">[ Zwischenspiel F C - Am E7 ] </text:p>
      <text:p text:style-name="P2">[ Am F - C G ] </text:p>
      <text:p text:style-name="P2">Ich hör, dich, als wärŽs gestern, sagen: </text:p>
      <text:p text:style-name="P2">"Du darfst nicht mehr arbeitslos sein! </text:p>
      <text:p text:style-name="P2">Zum Inlandsprodukt musst du beitragen </text:p>
      <text:p text:style-name="P2">Sonst bin ich nicht mehr lange dein </text:p>
      <text:p text:style-name="P2"/>
      <text:p text:style-name="P2">Sonst bin ich nicht mehr lange dein </text:p>
      <text:p text:style-name="P2">Du bist der gŽsellschaftliche Rand! </text:p>
      <text:p text:style-name="P2">Du darfst nicht mehr arbeitslos sein! </text:p>
      <text:p text:style-name="P2">Für dich ist kein Platz in Deutschland </text:p>
      <text:p text:style-name="P2"/>
      <text:p text:style-name="P2">Für dich ist kein Platz in Deutschland </text:p>
      <text:p text:style-name="P2">Wie konnt ich je für dich entflammen? </text:p>
      <text:p text:style-name="P2">Du bist der gŽsellschaftliche Rand!" </text:p>
      <text:p text:style-name="P2">Und zeternd noch zogst du von dannen...</text:p>
      <text:p text:style-name="P1">Telephone </text:p>
      <text:p text:style-name="P1">********* </text:p>
      <text:p text:style-name="P1"/>
      <text:p text:style-name="P1">[F a C E] </text:p>
      <text:p text:style-name="P1">F </text:p>
      <text:p text:style-name="P1">Maybe i'll try it later again </text:p>
      <text:p text:style-name="P1">a </text:p>
      <text:p text:style-name="P1">later again </text:p>
      <text:p text:style-name="P1">C </text:p>
      <text:p text:style-name="P1">later again </text:p>
      <text:p text:style-name="P1"/>
      <text:p text:style-name="P1">F </text:p>
      <text:p text:style-name="P1">Maybe i'll try it later again </text:p>
      <text:p text:style-name="P1">C </text:p>
      <text:p text:style-name="P1">later again </text:p>
      <text:p text:style-name="P1">a </text:p>
      <text:p text:style-name="P1">later again </text:p>
      <text:p text:style-name="P1"/>
      <text:p text:style-name="P1">G </text:p>
      <text:p text:style-name="P1">Maybe i'll try it later again </text:p>
      <text:p text:style-name="P1">E7 <text:s text:c="8"/>F </text:p>
      <text:p text:style-name="P1">cuz later again </text:p>
      <text:p text:style-name="P1"><text:s text:c="6"/>A# <text:s text:c="6"/>E </text:p>
      <text:p text:style-name="P1">might actually work </text:p>
      <text:p text:style-name="P1"/>
      <text:p text:style-name="P1"><text:s text:c="12"/>C <text:s text:c="12"/>a <text:s text:c="10"/>d <text:s text:c="10"/>G7 </text:p>
      <text:p text:style-name="P1">You're not answering your phone while i stay home alone </text:p>
      <text:p text:style-name="P1"/>
      <text:p text:style-name="P1">[F a C E] </text:p>
      <text:p text:style-name="P1">Baby i'll call you another time </text:p>
      <text:p text:style-name="P1">another time </text:p>
      <text:p text:style-name="P1">... </text:p>
      <text:p text:style-name="P1"/>
      <text:p text:style-name="P1">... </text:p>
      <text:p text:style-name="P1"/>
      <text:p text:style-name="P1">... </text:p>
      <text:p text:style-name="P1"/>
      <text:p text:style-name="P1"/>
      <text:p text:style-name="P1"><text:s text:c="12"/>C <text:s text:c="12"/>a <text:s text:c="10"/>d <text:s text:c="10"/>G7 </text:p>
      <text:p text:style-name="P1">You're not answering your phone while i stay home alone </text:p>
      <text:p text:style-name="P1"><text:s text:c="12"/>C <text:s text:c="12"/>a <text:s text:c="10"/>d <text:s text:c="10"/>G7 </text:p>
      <text:p text:style-name="P1">You're not answering your phone while i stay home alone </text:p>
      <text:p text:style-name="P1">[C a d G7]</text:p>
      <text:p text:style-name="P1">Dult / Leben</text:p>
      <text:p text:style-name="P1">************</text:p>
      <text:p text:style-name="P1"/>
      <text:p text:style-name="P1">d</text:p>
      <text:p text:style-name="P1">Die Geschwindigkeit presst uns fest aneinander</text:p>
      <text:p text:style-name="P1">a</text:p>
      <text:p text:style-name="P1">Egal wohin wir sehen, nur blitzendes Licht</text:p>
      <text:p text:style-name="P1">C</text:p>
      <text:p text:style-name="P1">Wir sitzen in der Krake und halten unsere Hände</text:p>
      <text:p text:style-name="P1">e</text:p>
      <text:p text:style-name="P1">Die Welt dort draussen ist undurchsichtig</text:p>
      <text:p text:style-name="P1"/>
      <text:p text:style-name="P1">Bitte halte mein Hand im Spiegelkabinett</text:p>
      <text:p text:style-name="P1">Denn ich renn mit jedem Schritt nur gegen Mauern</text:p>
      <text:p text:style-name="P1">Ich sag: Jeder Schritt ist falsch, wir kommen nicht weg</text:p>
      <text:p text:style-name="P1">Du sagst: Der Weg ist das Ziel, es zu erreichen kann dauern</text:p>
      <text:p text:style-name="P1">Also</text:p>
      <text:p text:style-name="P1">d <text:s text:c="17"/>G7 <text:s text:c="10"/>C</text:p>
      <text:p text:style-name="P1">Was bleibt noch zu tun, als uns treiben zu lassen?</text:p>
      <text:p text:style-name="P1">a F G</text:p>
      <text:p text:style-name="P1"/>
      <text:p text:style-name="P1">Dann im Top Spin, schon wieder fühlen wir uns verloren</text:p>
      <text:p text:style-name="P1">Ein seltsamer Nebel versperrt uns die Sicht</text:p>
      <text:p text:style-name="P1">Im Stuhl festgekettet für Pseudo-Gefahren</text:p>
      <text:p text:style-name="P1">Flucht ist der Tod, Rettung gibt’s nicht</text:p>
      <text:p text:style-name="P1"/>
      <text:p text:style-name="P1">Und auch du bittest mich deine Hände zu halten</text:p>
      <text:p text:style-name="P1">In der Geisterbahn darf man sich nicht ins Dunkel kauern</text:p>
      <text:p text:style-name="P1">Lass die Angst in dein Herz doch lasse dich von ihr nicht hindern</text:p>
      <text:p text:style-name="P1">Die Welt ist voll Gefahren, die überall lauern</text:p>
      <text:p text:style-name="P1">Also</text:p>
      <text:p text:style-name="P1">d <text:s text:c="17"/>G7 <text:s text:c="10"/>C</text:p>
      <text:p text:style-name="P1">Was bleibt noch zu tun, als uns treiben zu lassen?</text:p>
      <text:p text:style-name="P1">a F G</text:p>
      <text:p text:style-name="P1"/>
      <text:p text:style-name="P1">Was bleibt noch zu tun, als uns treiben zu lassen?</text:p>
      <text:p text:style-name="P1">Soviele Wege, welchen soll ich nehmen?</text:p>
      <text:p text:style-name="P1"/>
      <text:p text:style-name="P1">Was bleibt noch zu tun, als uns treiben zu lassen?</text:p>
      <text:p text:style-name="P1">Einfach nichts zu tun, sich dem Schicksal zu ergeben...</text:p>
      <text:p text:style-name="P1"/>
      <text:p text:style-name="P1">Was bleibt noch zu tun, als uns treiben zu lassen?</text:p>
      <text:p text:style-name="P1">Wir haben doch uns, ist das nicht genug?</text:p>
      <text:p text:style-name="P1"/>
      <text:p text:style-name="P1">F <text:s text:c="15"/>G <text:s text:c="10"/>C</text:p>
      <text:p text:style-name="P1">Also Scheiss auf Libertatia, Trink mit mir ein Bier!</text:p>
      <text:p text:style-name="P1">Es hilft immer zu wissen, Wir sind nicht alleine hier</text:p>
      <text:p text:style-name="P1">Lasse dich treiben, ergreif jede Chance</text:p>
      <text:p text:style-name="P1">a <text:s text:c="16"/>h</text:p>
      <text:p text:style-name="P1">das Meer ist zwar stürmisch, doch</text:p>
      <text:p text:style-name="P1">c# d(hoch) </text:p>
      <text:p text:style-name="P1">Bologna by Wanda (Felix Kah Cover Chords) </text:p>
      <text:p text:style-name="P1">*************************************** </text:p>
      <text:p text:style-name="P1"/>
      <text:p text:style-name="P1">G C G C </text:p>
      <text:p text:style-name="P1"/>
      <text:p text:style-name="P1">a C G d </text:p>
      <text:p text:style-name="P1">Ich kann sicher nicht mit meiner Cousine schlafen, obwohl ich gerne würde, aber ich trau mich nicht! </text:p>
      <text:p text:style-name="P1">Ich kann sicher nicht mit meiner Cousine reden, obwohl ich gerne würde, aber ich trau mich nicht! </text:p>
      <text:p text:style-name="P1"/>
      <text:p text:style-name="P1">C G d F </text:p>
      <text:p text:style-name="P1">Tante Ceccarelli hat in Bologna Amore gemacht! Amore, meine Stadt </text:p>
      <text:p text:style-name="P1">Tante Ceccarelli hat einmal in Bologna Amore gehabt! Bologna, meine Stadt </text:p>
      <text:p text:style-name="P1"/>
      <text:p text:style-name="P1">a C G d </text:p>
      <text:p text:style-name="P1">Ich kann sicher nicht mit meiner Cousine reden, obwohl ich würde gerne würde aber wir trauen uns nicht! </text:p>
      <text:p text:style-name="P1">Ich kann sicher nicht mit meiner Cousine tanzen, obwohl ich gerne würde aber sie traut sich nicht! </text:p>
      <text:p text:style-name="P1"/>
      <text:p text:style-name="P1">C G d F </text:p>
      <text:p text:style-name="P1">Tante Ceccarelli hat in Bologna Amore gemach! Amore, meine Stadt </text:p>
      <text:p text:style-name="P1">Tante Ceccarelli hat einmal in Bologna Amore gehabt! Bologna, meine Stadt </text:p>
      <text:p text:style-name="P1"/>
      <text:p text:style-name="P1">F <text:s text:c="16"/>d </text:p>
      <text:p text:style-name="P1">Und eins merk dir genau </text:p>
      <text:p text:style-name="P1"/>
      <text:p text:style-name="P1">d G7 C a </text:p>
      <text:p text:style-name="P1">Wenn jemand fragt wohin du gehst, sag nach Bologna! </text:p>
      <text:p text:style-name="P1">d G7 C E </text:p>
      <text:p text:style-name="P1">Wenn jemand fragt wofür du stehst, sag für Amore, Amore! </text:p>
      <text:p text:style-name="P1"/>
      <text:p text:style-name="P1">C G d F [ overdrive (alternativ upstrokes ) ] </text:p>
      <text:p text:style-name="P1"/>
      <text:p text:style-name="P1">d G7 C a </text:p>
      <text:p text:style-name="P1">Wenn jemand fragt wohin du gehst, sag nach Bologna! </text:p>
      <text:p text:style-name="P1">d G7 C E </text:p>
      <text:p text:style-name="P1">Wenn jemand fragt wofür du stehst, sag für Amore, Amore! </text:p>
      <text:p text:style-name="P1"/>
      <text:p text:style-name="P1">C G d F </text:p>
      <text:p text:style-name="P1">Tante Ceccarelli hat in Bologna Amore gemacht! Amore, meine Stadt </text:p>
      <text:p text:style-name="P1">Tante Ceccarelli hat einmal in Bologna Amore gehabt! Bologna, meine Stadt </text:p>
      <text:p text:style-name="P1">Tante Ceccarelli hat in Bologna Amore gemacht! Amore, meine Stadt </text:p>
      <text:p text:style-name="P1">Tante Ceccarelli hat einmal in Bologna Amore gehabt! Bologna, meine Stadt </text:p>
      <text:p text:style-name="P1"/>
      <text:p text:style-name="P1">F</text:p>
      <text:p text:style-name="P1">Bologna meine Stadt </text:p>
      <text:p text:style-name="P1">E7</text:p>
      <text:p text:style-name="P1">Bologna meine Stadt</text:p>
      <text:p text:style-name="P1">Cmaj4</text:p>
      <text:p text:style-name="P1">Frischluft </text:p>
      <text:p text:style-name="P1">********** </text:p>
      <text:p text:style-name="P1"/>
      <text:p text:style-name="P1">C </text:p>
      <text:p text:style-name="P1">Ihr luftig leichtes Sommerkleid x2 </text:p>
      <text:p text:style-name="P1">G <text:s text:c="22"/>C </text:p>
      <text:p text:style-name="P1">interessiert mich grade nicht </text:p>
      <text:p text:style-name="P1"/>
      <text:p text:style-name="P1">Und ihre zarte schlanke Taile ... </text:p>
      <text:p text:style-name="P1">Und Ihre schönen rosa Lippen ... </text:p>
      <text:p text:style-name="P1"/>
      <text:p text:style-name="P1">[ CHORUS ] </text:p>
      <text:p text:style-name="P1">A7 </text:p>
      <text:p text:style-name="P1">Denn der einzige Gedanke in meinem Kopf </text:p>
      <text:p text:style-name="P1">D </text:p>
      <text:p text:style-name="P1">der einzige Gedanke in meinem Kopf </text:p>
      <text:p text:style-name="P1">A7 </text:p>
      <text:p text:style-name="P1">der einzige Gedanke in meinem Kopf </text:p>
      <text:p text:style-name="P1">D </text:p>
      <text:p text:style-name="P1">ist ... das letzte Bier war wohl zuviel </text:p>
      <text:p text:style-name="P1"/>
      <text:p text:style-name="P1">Und auch ihre langen dünnen Beine... </text:p>
      <text:p text:style-name="P1">Und ihr süßes knackiger Po... </text:p>
      <text:p text:style-name="P1">Und ihre kurzen glatten Haare </text:p>
      <text:p text:style-name="P1">Und ihre runden festen Brüste ... </text:p>
      <text:p text:style-name="P1"/>
      <text:p text:style-name="P1">[ CHORUS ] </text:p>
      <text:p text:style-name="P1"/>
      <text:p text:style-name="P1">Und ich denke nicht mal im Traum daran x2 </text:p>
      <text:p text:style-name="P1">Wie ihre Dessous aussehn </text:p>
      <text:p text:style-name="P1">Und ich denke nicht mal im Traum daran x2 </text:p>
      <text:p text:style-name="P1">Ihr ihre Kleidung auszuziehn </text:p>
      <text:p text:style-name="P1"/>
      <text:p text:style-name="P1">[ CHORUS ] </text:p>
      <text:p text:style-name="P1"/>
      <text:p text:style-name="P1">C <text:s text:c="23"/>G </text:p>
      <text:p text:style-name="P1">ich muss mich nur kurz anlehnen </text:p>
      <text:p text:style-name="P1">Dann geh ich nach Hause </text:p>
      <text:p text:style-name="P1">Ja, Richtung Innenstadt </text:p>
      <text:p text:style-name="P1">Die Frische Luft wird mir gut tun </text:p>
      <text:p text:style-name="P1"/>
      <text:p text:style-name="P1">[ CHORUS ]</text:p>
      <text:p text:style-name="P1">Old Solutions </text:p>
      <text:p text:style-name="P1">************* </text:p>
      <text:p text:style-name="P1"/>
      <text:p text:style-name="P1">[ Zwischenspiel: Am Dm G7 Am x2 ] </text:p>
      <text:p text:style-name="P1"/>
      <text:p text:style-name="P1">Am Dm G7 Am </text:p>
      <text:p text:style-name="P1">Denk ich zurück dann seh ich saftig grüne Wiesen, </text:p>
      <text:p text:style-name="P1">dann sehe ich, glückliche Leute, die die Sonne genießen </text:p>
      <text:p text:style-name="P1">dann seh ich Freude, seh ich Lachen, überall auf allen Wegen </text:p>
      <text:p text:style-name="P1">hör ich Musik, Menschen die tanzen und gute Umgangsformen pflegen </text:p>
      <text:p text:style-name="P1"/>
      <text:p text:style-name="P1">Am Dm G7 Am </text:p>
      <text:p text:style-name="P1">Ich seh Kollegen die sich nur sehr ungern wichtig nehmen </text:p>
      <text:p text:style-name="P1">doch die viel mit Know-How die Bestien des Arbeitsalltags zähmen </text:p>
      <text:p text:style-name="P1">sehe Möglichkeiten, Chancen, für ein besseres Leben </text:p>
      <text:p text:style-name="P1">sehe tausend gute Gründe, auch wirklich danach zu streben </text:p>
      <text:p text:style-name="P1"/>
      <text:p text:style-name="P1">[ Zwischenspiel: Am Dm G7 Am x2 ] </text:p>
      <text:p text:style-name="P1"/>
      <text:p text:style-name="P1">C Em </text:p>
      <text:p text:style-name="P1">ich denke gerne noch an diese tage </text:p>
      <text:p text:style-name="P1">und manchmal wünschte ich sie mir tatsächlich zurück </text:p>
      <text:p text:style-name="P1">es ist vielleicht nicht wahr was ich hier sage </text:p>
      <text:p text:style-name="P1">aber es fehlte nie viel zum glück </text:p>
      <text:p text:style-name="P1"/>
      <text:p text:style-name="P1">[ Zwischenspiel: Am Dm G7 Am x2 ] </text:p>
      <text:p text:style-name="P1"/>
      <text:p text:style-name="P1">Am Dm G7 Am </text:p>
      <text:p text:style-name="P1">Ganz so wie sich das gehört war der Himmel blau und weiß </text:p>
      <text:p text:style-name="P1">im Winter da hatte es Schnee und im Sommer war es heiß </text:p>
      <text:p text:style-name="P1">Und die Frauen dort warn sowieso die lieblichsten von allen </text:p>
      <text:p text:style-name="P1">Verschmust, sowie ein Kätzchen doch wenn du willst dann auch mit Krallen </text:p>
      <text:p text:style-name="P1"/>
      <text:p text:style-name="P1">Am Dm G7 Am </text:p>
      <text:p text:style-name="P1">Sogar der Kaffee in der Arbeit traf geschmacklich hundertpro </text:p>
      <text:p text:style-name="P1">Und das Mittagsmenü für 5-30 schmeckte vortrefflich - sowieso </text:p>
      <text:p text:style-name="P1">Und auch geistig und kulturell wurde man immerzu gefordert </text:p>
      <text:p text:style-name="P1">Ja genauso muss er aussehn, der Ort an dem alt werd... </text:p>
      <text:p text:style-name="P1"/>
      <text:p text:style-name="P1">[ Zwischenspiel: Am Dm G7 Am x2 ] </text:p>
      <text:p text:style-name="P1"/>
      <text:p text:style-name="P1">C Em </text:p>
      <text:p text:style-name="P1">ich denke gerne noch an diese tage </text:p>
      <text:p text:style-name="P1">und manchmal wünschte ich sie mir tatsächlich zurück </text:p>
      <text:p text:style-name="P1">es ist vielleicht nicht wahr was ich hier sage </text:p>
      <text:p text:style-name="P1">aber es fehlte nie viel zum glück </text:p>
      <text:p text:style-name="P1"/>
      <text:p text:style-name="P1">[ Zwischenspiel: Am Dm G7 Am x2 ] </text:p>
      <text:p text:style-name="P1"/>
      <text:p text:style-name="P1">C Em </text:p>
      <text:p text:style-name="P1">ich denke gerne noch an diese tage </text:p>
      <text:p text:style-name="P1">und manchmal wünschte ich sie mir tatsächlich zurück </text:p>
      <text:p text:style-name="P1">es ist vielleicht nicht alles hundertprozentig wahr was ich hier sage </text:p>
      <text:p text:style-name="P1">aber es fehlte nie viel zum glück</text:p>
      <text:p text:style-name="P1">Dramma </text:p>
      <text:p text:style-name="P1">****** </text:p>
      <text:p text:style-name="P1"/>
      <text:p text:style-name="P1">C <text:s text:c="32"/>a </text:p>
      <text:p text:style-name="P1">Der Schaum vom Weißbier, der foid ei, </text:p>
      <text:p text:style-name="P1">F <text:s text:c="12"/>C <text:s text:c="16"/>G </text:p>
      <text:p text:style-name="P1">aber i drings trotzdem, muaß jo sei </text:p>
      <text:p text:style-name="P1"/>
      <text:p text:style-name="P1">i iss de Brezn ohne Soiz </text:p>
      <text:p text:style-name="P1">a wenns ma stecka bleibt im Hals </text:p>
      <text:p text:style-name="P1"/>
      <text:p text:style-name="P1">a <text:s text:c="14"/>F <text:s text:c="13"/>C <text:s text:c="6"/>G </text:p>
      <text:p text:style-name="P1"><text:s text:c="3"/>Die Zeit zum Träumen ist vorbei </text:p>
      <text:p text:style-name="P1"><text:s text:c="3"/>so wias iatz is so kanns ned bleim </text:p>
      <text:p text:style-name="P1">a F C D7 G A D </text:p>
      <text:p text:style-name="P1">i wead ab iatz erst oisse gem, wei iatz fangts erst richtig a, des lehm, die Zeit zu Träumen ist vorbei! </text:p>
      <text:p text:style-name="P1">F <text:s text:c="11"/>G <text:s text:c="13"/>C </text:p>
      <text:p text:style-name="P1">Die Zeit zum Träumen ist vorbei </text:p>
      <text:p text:style-name="P1"/>
      <text:p text:style-name="P1">C <text:s text:c="12"/>a </text:p>
      <text:p text:style-name="P1">Mei BMW Cabriolet </text:p>
      <text:p text:style-name="P1">F <text:s text:c="15"/>C <text:s text:c="16"/>G </text:p>
      <text:p text:style-name="P1">Des bleibt jetzt wohl beim Händler steh </text:p>
      <text:p text:style-name="P1"/>
      <text:p text:style-name="P1">Drei Kinda und a schena Frau </text:p>
      <text:p text:style-name="P1">De gibts wenn i Prosieben schau </text:p>
      <text:p text:style-name="P1"/>
      <text:p text:style-name="P1">C <text:s text:c="8"/>a <text:s text:c="10"/>d </text:p>
      <text:p text:style-name="P1">Sogar mei Heisl an da Rott </text:p>
      <text:p text:style-name="P1"><text:s text:c="17"/>G <text:s text:c="11"/>C <text:s text:c="14"/></text:p>
      <text:p text:style-name="P1">Des gehd iatz an eppan aus da Stodt. </text:p>
      <text:p text:style-name="P1"><text:s text:c="13"/>F <text:s text:c="13"/>D </text:p>
      <text:p text:style-name="P1">Die Zeit zum Träumen ist vorbei </text:p>
      <text:p text:style-name="P1">F <text:s text:c="11"/>G <text:s text:c="13"/>C </text:p>
      <text:p text:style-name="P1">Die Zeit zum Träumen ist vorbei </text:p>
      <text:p text:style-name="P1"/>
      <text:p text:style-name="P1">C a F C G x 2 </text:p>
      <text:p text:style-name="P1"/>
      <text:p text:style-name="P1">a <text:s text:c="14"/>F <text:s text:c="13"/>C <text:s text:c="6"/>G </text:p>
      <text:p text:style-name="P1"><text:s text:c="3"/>Die Zeit zum Träumen ist vorbei </text:p>
      <text:p text:style-name="P1"><text:s text:c="3"/>so wias is so kanns ned bleim </text:p>
      <text:p text:style-name="P1">a F C D7 G A D </text:p>
      <text:p text:style-name="P1">i wead ab iatz erst oisse gem, wei iatz fangts erst richtig a, des lehm, die Zeit zu Träumen ist vorbei! </text:p>
      <text:p text:style-name="P1">F <text:s text:c="11"/>G <text:s text:c="13"/>C </text:p>
      <text:p text:style-name="P1">Die Zeit zum Träumen ist vorbei </text:p>
      <text:p text:style-name="P1">F G C</text:p>
      <text:p text:style-name="P3">Arschloch by MADSEN (Felix Kah Cover Chords)</text:p>
      <text:p text:style-name="P3">********************************************</text:p>
      <text:p text:style-name="P3"/>
      <text:p text:style-name="P3"><text:s text:c="9"/>A7 <text:s text:c="11"/>D</text:p>
      <text:p text:style-name="P3">Wenn das Leben einfach waer,</text:p>
      <text:p text:style-name="P3">C <text:s text:c="21"/>G</text:p>
      <text:p text:style-name="P3">saessen wir zusamm' am Meer,</text:p>
      <text:p text:style-name="P3"><text:s text:c="10"/>A7 <text:s text:c="9"/>D</text:p>
      <text:p text:style-name="P3">auf einem Handtuch im Sand, </text:p>
      <text:p text:style-name="P3"><text:s text:c="10"/>C <text:s text:c="9"/>G</text:p>
      <text:p text:style-name="P3">mit einem Eis in der Hand. </text:p>
      <text:p text:style-name="P3">A7 <text:s text:c="12"/>D</text:p>
      <text:p text:style-name="P3">Doch ich bin alleine hier, </text:p>
      <text:p text:style-name="P3"><text:s text:c="4"/>C <text:s text:c="14"/>G</text:p>
      <text:p text:style-name="P3">bei Fertigpizza und Bier. </text:p>
      <text:p text:style-name="P3"><text:s text:c="4"/>A7 <text:s text:c="17"/>D <text:s text:c="11"/>C <text:s text:c="13"/>C</text:p>
      <text:p text:style-name="P3">Ich schau mir schlechte Filme an und denke dann...</text:p>
      <text:p text:style-name="P3"/>
      <text:p text:style-name="P3">[ Chorus: ]</text:p>
      <text:p text:style-name="P3">A7 <text:s text:c="3"/>D <text:s text:c="20"/>C <text:s text:c="8"/>G</text:p>
      <text:p text:style-name="P3">Manch-mal ist das Leben ein Arschloch </text:p>
      <text:p text:style-name="P3">A7 <text:s text:c="3"/>D <text:s text:c="23"/>C <text:s text:c="8"/>G</text:p>
      <text:p text:style-name="P3">Manch-mal ist das Leben ein - <text:s/>doofer Idiot, </text:p>
      <text:p text:style-name="P3"><text:s text:c="6"/>A7 <text:s text:c="8"/>D <text:s text:c="7"/>C <text:s text:c="9"/>G</text:p>
      <text:p text:style-name="P3">warum muss immer ich, die Arschkarte ziehn?! </text:p>
      <text:p text:style-name="P3">A7 <text:s text:c="3"/>D <text:s text:c="13"/>C <text:s text:c="5"/>G G7 A</text:p>
      <text:p text:style-name="P3">Womit hab ich das verdient?</text:p>
      <text:p text:style-name="P3"/>
      <text:p text:style-name="P3">Wären wir noch verliebt, </text:p>
      <text:p text:style-name="P3">hätten wir jetzt ein Haus </text:p>
      <text:p text:style-name="P3">mit einem grossen Garten, </text:p>
      <text:p text:style-name="P3">unser Kleiner der hiess Klaus, </text:p>
      <text:p text:style-name="P3">doch du bist ja durchgebrannt, </text:p>
      <text:p text:style-name="P3">mit dem Metzger aus dem Nachbardorf. </text:p>
      <text:p text:style-name="P3">Ich stand betrunken vor der Kirche</text:p>
      <text:p text:style-name="P3">und ihr gabt euch, das Ja-Wort</text:p>
      <text:p text:style-name="P3"/>
      <text:p text:style-name="P3">[ Chorus ]</text:p>
      <text:p text:style-name="P3"/>
      <text:p text:style-name="P3">Einsam und verlassen, </text:p>
      <text:p text:style-name="P3">keine Freunde mehr, </text:p>
      <text:p text:style-name="P3">kein Geld in den Taschen, </text:p>
      <text:p text:style-name="P3">das Leben ist hart und schwer, </text:p>
      <text:p text:style-name="P3">ich hab keine lust noch tiefer zu falln', </text:p>
      <text:p text:style-name="P3">doch ich finde keinen Halt</text:p>
      <text:p text:style-name="P3"/>
      <text:p text:style-name="P3">[ Chorus ]</text:p>
      <text:p text:style-name="P3"/>
      <text:p text:style-name="P1">Nicht so seltsam </text:p>
      <text:p text:style-name="P1">****************</text:p>
      <text:p text:style-name="P1"/>
      <text:p text:style-name="P1">C <text:s text:c="25"/>C </text:p>
      <text:p text:style-name="P1">So seltsam war das nicht </text:p>
      <text:p text:style-name="P1">F <text:s text:c="35"/>F </text:p>
      <text:p text:style-name="P1">Das überrascht mich nicht so sehr </text:p>
      <text:p text:style-name="P1">x2 </text:p>
      <text:p text:style-name="P1"/>
      <text:p text:style-name="P1">E7 <text:s text:c="27"/>A </text:p>
      <text:p text:style-name="P1">Lassen wir doch bitte mal den Teppich an der Wand </text:p>
      <text:p text:style-name="P1">D <text:s text:c="31"/>E7 </text:p>
      <text:p text:style-name="P1">Lassen wir doch bitte mal das Porzellan im Schrank </text:p>
      <text:p text:style-name="P1"/>
      <text:p text:style-name="P1">C <text:s text:c="25"/>C </text:p>
      <text:p text:style-name="P1">So seltsam war das nicht </text:p>
      <text:p text:style-name="P1">F <text:s text:c="35"/>F </text:p>
      <text:p text:style-name="P1">Das überrascht mich nicht so sehr </text:p>
      <text:p text:style-name="P1">x2 </text:p>
      <text:p text:style-name="P1"/>
      <text:p text:style-name="P1">E7 <text:s text:c="43"/>A </text:p>
      <text:p text:style-name="P1">Ich meine du hast doch bestimmt auch schonmal Kühe fliegen sehen </text:p>
      <text:p text:style-name="P1">In New York kämpft ein Roboter gegen ein Alien </text:p>
      <text:p text:style-name="P1">D <text:s text:c="37"/>E7 </text:p>
      <text:p text:style-name="P1">Dank CGI-Effekten ist das gar nicht so selten </text:p>
      <text:p text:style-name="P1">Seitdem es 3D-Kino gibt hab ich das tausend mal gesehn! </text:p>
      <text:p text:style-name="P1"/>
      <text:p text:style-name="P1">Lassen wir doch bitte mal den Teppich an der Wand </text:p>
      <text:p text:style-name="P1">Lassen wir doch bitte mal das Porzellan im Schrank </text:p>
      <text:p text:style-name="P1"/>
      <text:p text:style-name="P1">Denn So seltsam war das nicht, Ich sag So seltsam war das nicht </text:p>
      <text:p text:style-name="P1">Nein So seltsam war das nicht - Das überrascht mich nicht so sehr </text:p>
      <text:p text:style-name="P1"/>
      <text:p text:style-name="P1">d <text:s text:c="9"/>G <text:s text:c="17"/>C <text:s text:c="13"/>a </text:p>
      <text:p text:style-name="P1">Ja ich hab gleich erkannt das so mal mal passieren kann </text:p>
      <text:p text:style-name="P1">d <text:s text:c="10"/>G <text:s text:c="19"/>C </text:p>
      <text:p text:style-name="P1">So toll wie du grad tust ist das nicht </text:p>
      <text:p text:style-name="P1">x2 </text:p>
      <text:p text:style-name="P1"/>
      <text:p text:style-name="P1">C <text:s text:c="25"/>C </text:p>
      <text:p text:style-name="P1">So seltsam war das nicht <text:s text:c="2"/>Schala lala lala la </text:p>
      <text:p text:style-name="P1">F <text:s text:c="35"/>F </text:p>
      <text:p text:style-name="P1">Das überrascht mich nicht so sehr <text:s text:c="3"/>Schala lala lala la </text:p>
      <text:p text:style-name="P1">x4</text:p>
      <text:p text:style-name="P1">Gedanken eines Wandervogels </text:p>
      <text:p text:style-name="P1">*************************** </text:p>
      <text:p text:style-name="P1"/>
      <text:p text:style-name="P1">Am-F-G7-G [danach letzte zwei Seiten zupfen] </text:p>
      <text:p text:style-name="P1"/>
      <text:p text:style-name="P1">G <text:s text:c="28"/>D7 <text:s text:c="9"/>C </text:p>
      <text:p text:style-name="P1"><text:s text:c="2"/>Warst du schon jemals so entspannt mein Freund </text:p>
      <text:p text:style-name="P1">G <text:s text:c="28"/>A7 </text:p>
      <text:p text:style-name="P1"><text:s text:c="2"/>Wie jetzt und hier in der Natur </text:p>
      <text:p text:style-name="P1"/>
      <text:p text:style-name="P1">Fernab jeglicher Zivilisation </text:p>
      <text:p text:style-name="P1">ganz allein auf weiter Flur </text:p>
      <text:p text:style-name="P1"/>
      <text:p text:style-name="P1">Hörst du den Wind der durch die Bäume tanzt </text:p>
      <text:p text:style-name="P1">und wie die Meise für uns singt </text:p>
      <text:p text:style-name="P1"/>
      <text:p text:style-name="P1">Hase und Igel sagen uns Hallo </text:p>
      <text:p text:style-name="P1">und ab zu ein Schmetterling </text:p>
      <text:p text:style-name="P1"/>
      <text:p text:style-name="P1">[ Refrain ] </text:p>
      <text:p text:style-name="P1">D <text:s text:c="22"/>A7 </text:p>
      <text:p text:style-name="P1"><text:s text:c="2"/>Und keine Sorgen über Morgen </text:p>
      <text:p text:style-name="P1">D <text:s text:c="23"/>A7 </text:p>
      <text:p text:style-name="P1"><text:s text:c="2"/>Die Gedanken, die sind frei! </text:p>
      <text:p text:style-name="P1"><text:s text:c="9"/>Em7 <text:s text:c="17"/>E7 </text:p>
      <text:p text:style-name="P1">Denn der Mensch ist hier noch Mensch </text:p>
      <text:p text:style-name="P1"><text:s text:c="11"/>G <text:s text:c="17"/>G7 </text:p>
      <text:p text:style-name="P1">So wie ich bin, darf ich hier sein. </text:p>
      <text:p text:style-name="P1"/>
      <text:p text:style-name="P1">Am-F-G7-G [danach letzte zwei Seiten zupfen] </text:p>
      <text:p text:style-name="P1"/>
      <text:p text:style-name="P1">Gänseblümchen streicheln deinen Fuß </text:p>
      <text:p text:style-name="P1">Und es riecht nach grünem Gras </text:p>
      <text:p text:style-name="P1"/>
      <text:p text:style-name="P1">Die Sommerbrise kühlt dich angenehm </text:p>
      <text:p text:style-name="P1">So macht das Leben richtig Spaß </text:p>
      <text:p text:style-name="P1"/>
      <text:p text:style-name="P1">[ Refrain ] </text:p>
      <text:p text:style-name="P1"/>
      <text:p text:style-name="P1">Am-F-G </text:p>
      <text:p text:style-name="P1"/>
      <text:p text:style-name="P1">[Down-Strokes-Only] </text:p>
      <text:p text:style-name="P1">G </text:p>
      <text:p text:style-name="P1"><text:s text:c="8"/>E <text:s text:c="19"/>E7 </text:p>
      <text:p text:style-name="P1">Ja, der Mensch ist hier noch Mensch </text:p>
      <text:p text:style-name="P1"><text:s text:c="11"/>G <text:s text:c="17"/>G7 </text:p>
      <text:p text:style-name="P1">So wie ich bin, darf ich hier sein. </text:p>
      <text:p text:style-name="P1"><text:s text:c="8"/>A <text:s text:c="19"/>A7 </text:p>
      <text:p text:style-name="P1">Ja, der Mensch ist hier noch Mensch </text:p>
      <text:p text:style-name="P1"><text:s text:c="11"/>D <text:s text:c="17"/>D7 </text:p>
      <text:p text:style-name="P1">So wie ich bin, darf ich hier sein. </text:p>
      <text:p text:style-name="P1">[Wieder Normal] </text:p>
      <text:p text:style-name="P1">Am-F-G7 [danach letzte zwei Seiten zupfen]</text:p>
      <text:p text:style-name="P1">Schuld daran ist das System </text:p>
      <text:p text:style-name="P1">*************************** </text:p>
      <text:p text:style-name="P1">[ CAPO III ] </text:p>
      <text:p text:style-name="P1">D <text:s text:c="30"/>A <text:s text:c="18"/>D </text:p>
      <text:p text:style-name="P1">Überall auf den Straßen seh ich Menschen, dies noch nicht verstehn </text:p>
      <text:p text:style-name="P1">Das alles hier zugrunde geht, und schuld daran ist das System </text:p>
      <text:p text:style-name="P1">Wirtschaftswachstum, Zinseszins, heißen unsere Sklaventreiber </text:p>
      <text:p text:style-name="P1">Und ohne dass wir es merken fressen sie lebendig unsere Leiber </text:p>
      <text:p text:style-name="P1"/>
      <text:p text:style-name="P1">G <text:s text:c="38"/>A7 </text:p>
      <text:p text:style-name="P1">Ich wünschte mir die Menschheit würd verstehn </text:p>
      <text:p text:style-name="P1">So kann es nicht mehr lange weitergehn </text:p>
      <text:p text:style-name="P1"/>
      <text:p text:style-name="P1">D <text:s text:c="26"/>A <text:s text:c="7"/>D </text:p>
      <text:p text:style-name="P1">Wir machen fröhlich weiter, schuften unbeirrt </text:p>
      <text:p text:style-name="P1">Solang das Heck unseres VW Golfs ein Apple-Logo ziert </text:p>
      <text:p text:style-name="P1">Solang wir jedne abend Fernsehn schaun und zwar auf 80 Zoll </text:p>
      <text:p text:style-name="P1">Und immer wissen wo man momentan die beste Bartcreme kaufen soll </text:p>
      <text:p text:style-name="P1"/>
      <text:p text:style-name="P1">G <text:s text:c="38"/>A7 </text:p>
      <text:p text:style-name="P1">Ich wünschte mir die Menschheit würd verstehn </text:p>
      <text:p text:style-name="P1">So kann es nicht mehr lange weitergehn </text:p>
      <text:p text:style-name="P1">Wir werden das Ende sicher alle noch erleben </text:p>
      <text:p text:style-name="P1">Und dann sag ich meinen Kindern: Ich habs schon lange kommen sehn </text:p>
      <text:p text:style-name="P1"/>
      <text:p text:style-name="P1">[ D D A D x 2] </text:p>
      <text:p text:style-name="P1"/>
      <text:p text:style-name="P1">G <text:s text:c="38"/>A7 </text:p>
      <text:p text:style-name="P1">Ich wünschte mir die Menschheit würd verstehn </text:p>
      <text:p text:style-name="P1">So kann es nicht mehr lange weitergehn </text:p>
      <text:p text:style-name="P1">Wir werden das Ende sicher alle noch erleben <text:s text:c="9"/>D7 </text:p>
      <text:p text:style-name="P1">Und dann sag ich meinen Kindern: Schuld daran war das System</text:p>
      <text:p text:style-name="P1">Palais de l'amour </text:p>
      <text:p text:style-name="P1">***************** </text:p>
      <text:p text:style-name="P1"/>
      <text:p text:style-name="P1">[Strophe 1] </text:p>
      <text:p text:style-name="P1">F <text:s text:c="12"/>A7 <text:s text:c="16"/>d <text:s text:c="14"/>F <text:s text:c="9"/>C <text:s text:c="9"/>C7 - F A7</text:p>
      <text:p text:style-name="P1">Liebe kann so einfach sein, wenn du hier bei mir bist, im Palais de l'amour... </text:p>
      <text:p text:style-name="P1">Du bist mein und ich bin dein, wenn wir zusammen sind, im Palais de l'amour... </text:p>
      <text:p text:style-name="P1">Ich kitzle deinen Nacken, du kitzelst meine Schenkel, im Palais de l'amour... </text:p>
      <text:p text:style-name="P1">Ungezwungener, Körperkontakt, im Palais de l'amour... </text:p>
      <text:p text:style-name="P1">Zusammen unterm Mondschein, du in meinem Arm, im Palais de l'amour... </text:p>
      <text:p text:style-name="P1">Wir in der Badewanne, splitterfasernackt, im Palais de l'amour... </text:p>
      <text:p text:style-name="P1">Im wärme deine Füße, während wir nen Film anschaun, im Palais de l'amour... </text:p>
      <text:p text:style-name="P1">Alle Sorgen sind vergessen, wenn du so auf mir liegst, im Palais de l'amour... </text:p>
      <text:p text:style-name="P1"/>
      <text:p text:style-name="P1"/>
      <text:p text:style-name="P1">[Refrain] </text:p>
      <text:p text:style-name="P1">d <text:s text:c="26"/>F <text:s text:c="9"/>G</text:p>
      <text:p text:style-name="P1">Frivol-laszives Lachen im Palais de l'amour </text:p>
      <text:p text:style-name="P1">a <text:s text:c="20"/>G <text:s text:c="9"/>F</text:p>
      <text:p text:style-name="P1">Kesse Koketterie im Palais de l'amour </text:p>
      <text:p text:style-name="P1">d <text:s text:c="22"/>F <text:s text:c="9"/>G </text:p>
      <text:p text:style-name="P1">Sexuelle Erfüllung im Palais de l'amour </text:p>
      <text:p text:style-name="P1">a <text:s text:c="19"/>d <text:s text:c="9"/>G </text:p>
      <text:p text:style-name="P1">Palais de l'amour, Palais de l'amour</text:p>
      <text:p text:style-name="P1"/>
      <text:p text:style-name="P1">[Strophe 2] </text:p>
      <text:p text:style-name="P1">Deine zarten Lippen, lassen meine nicht mehr los, im Palais de l'amour... </text:p>
      <text:p text:style-name="P1">Wir können nicht mehr aufhörn, uns ständig zu berührn, im Palais de l'amour... </text:p>
      <text:p text:style-name="P1">Tantrische Orgasmen, sieben Tage lang, im Palais de l'amour... </text:p>
      <text:p text:style-name="P1">Deine Augen sind wie Sterne, wenn du neben mir erwachst, im Palais de l'amour... </text:p>
      <text:p text:style-name="P1">Weißwurstfrühstück mit, süßem Hausmachersenf, im Palais de l'amour... </text:p>
      <text:p text:style-name="P1">Dazu ein Hefeweizen, mit nem Gracherl gespritzt, im Palais de l'amour... </text:p>
      <text:p text:style-name="P1">Lalalalalala, Lalalalalaaaa, Palais de l'amour... </text:p>
      <text:p text:style-name="P1">wo-o-o-o, o-o-o-o, Palais de l'amour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